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6791in"/>
    </style:style>
    <style:style style:name="co5" style:family="table-column">
      <style:table-column-properties fo:break-before="auto" style:column-width="1.836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fo:font-weight="normal" style:font-name-asian="Droid Sans Fallback" style:font-size-asian="12pt" style:language-asian="ar" style:country-asian="SA" style:font-weight-asian="normal" style:font-name-complex="FreeSans" style:font-size-complex="12pt" style:language-complex="en" style:country-complex="US" style:font-weight-complex="normal"/>
    </style:style>
    <style:style style:name="ce5" style:family="table-cell" style:parent-style-name="Default">
      <style:text-properties style:font-name="Liberation Sans" fo:font-size="12pt" fo:language="de" fo:country="DE" fo:font-weight="normal" style:font-name-asian="Droid Sans Fallback" style:font-size-asian="12pt" style:language-asian="ar" style:country-asian="SA" style:font-weight-asian="normal" style:font-name-complex="FreeSans" style:font-size-complex="12pt" style:language-complex="en" style:country-complex="US" style:font-weight-complex="normal"/>
    </style:style>
    <style:style style:name="ce6" style:family="table-cell" style:parent-style-name="Default">
      <style:text-properties fo:color="#000000" style:font-name="Liberation Sans" fo:font-size="12pt" fo:language="de" fo:country="DE" fo:font-weight="normal" style:font-name-asian="F" style:font-size-asian="12pt" style:language-asian="ar" style:country-asian="SA" style:font-weight-asian="normal" style:font-name-complex="FreeSans" style:font-size-complex="12pt" style:language-complex="en" style:country-complex="US" style:font-weight-complex="normal"/>
    </style:style>
    <style:style style:name="T1" style:family="text">
      <style:text-properties style:letter-kerning="true" fo:country="DE" style:country-asian="SA" style:country-complex="US" style:font-name-asian="" style:font-name-complex="FreeSans" style:font-size-asian="11pt" style:font-size-complex="6.80000019073486pt" style:font-weight-asian="bold" style:font-weight-complex="bold"/>
    </style:style>
    <style:style style:name="T2" style:family="text">
      <style:text-properties fo:color="#000000" style:letter-kerning="true" fo:country="DE" style:country-asian="SA" style:font-name-asian="" style:font-size-asian="11pt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row table:style-name="ro1">
          <table:table-cell table:style-name="ce1" office:value-type="string" calcext:value-type="string">
            <text:p>Stations_ID</text:p>
          </table:table-cell>
          <table:table-cell table:style-name="ce3" office:value-type="string" calcext:value-type="string">
            <text:p>Logger_ID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Farmer</text:p>
          </table:table-cell>
          <table:table-cell table:style-name="ce1" office:value-type="string" calcext:value-type="string">
            <text:p>Data_sinc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K390-26159</text:p>
          </table:table-cell>
          <table:table-cell table:style-name="ce4" office:value-type="string" calcext:value-type="string">
            <text:p>Molopo</text:p>
          </table:table-cell>
          <table:table-cell table:style-name="ce4" office:value-type="string" calcext:value-type="string">
            <text:p>Tiro Mongwaketsi</text:p>
          </table:table-cell>
          <table:table-cell office:value-type="string" calcext:value-type="string">
            <text:p>2014-03-04T09:55:56Z</text:p>
          </table:table-cell>
          <table:table-cell office:value-type="float" office:value="23.872536" calcext:value-type="float">
            <text:p>23.872536</text:p>
          </table:table-cell>
          <table:table-cell office:value-type="float" office:value="-26.541707" calcext:value-type="float">
            <text:p>-26.5417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DK390-26165</text:p>
          </table:table-cell>
          <table:table-cell table:style-name="ce5" office:value-type="string" calcext:value-type="string">
            <text:p>Molopo</text:p>
          </table:table-cell>
          <table:table-cell table:style-name="ce5" office:value-type="string" calcext:value-type="string">
            <text:p>Erich Graupner</text:p>
          </table:table-cell>
          <table:table-cell office:value-type="string" calcext:value-type="string">
            <text:p>2014-03-05T09:49:11Z</text:p>
          </table:table-cell>
          <table:table-cell office:value-type="float" office:value="23.357971" calcext:value-type="float">
            <text:p>23.357971</text:p>
          </table:table-cell>
          <table:table-cell office:value-type="float" office:value="-25.355067" calcext:value-type="float">
            <text:p>-25.3550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DK390-26162</text:p>
          </table:table-cell>
          <table:table-cell table:style-name="ce5" office:value-type="string" calcext:value-type="string">
            <text:p>Molopo</text:p>
          </table:table-cell>
          <table:table-cell table:style-name="ce5" office:value-type="string" calcext:value-type="string">
            <text:p>Pierre Bruwer</text:p>
          </table:table-cell>
          <table:table-cell office:value-type="string" calcext:value-type="string">
            <text:p>2014-03-06T06:46:14Z</text:p>
          </table:table-cell>
          <table:table-cell office:value-type="float" office:value="22.83004" calcext:value-type="float">
            <text:p>22.83004</text:p>
          </table:table-cell>
          <table:table-cell office:value-type="float" office:value="-25.81435" calcext:value-type="float">
            <text:p>-25.814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DK390-26167 </text:p>
          </table:table-cell>
          <table:table-cell table:style-name="ce5" office:value-type="string" calcext:value-type="string">
            <text:p>Molopo</text:p>
          </table:table-cell>
          <table:table-cell table:style-name="ce5" office:value-type="string" calcext:value-type="string">
            <text:p>Johan Olivier</text:p>
          </table:table-cell>
          <table:table-cell office:value-type="string" calcext:value-type="string">
            <text:p>2014-03-07T09:06:39Z</text:p>
          </table:table-cell>
          <table:table-cell office:value-type="float" office:value="22.574614" calcext:value-type="float">
            <text:p>22.574614</text:p>
          </table:table-cell>
          <table:table-cell office:value-type="float" office:value="-26.554709" calcext:value-type="float">
            <text:p>-26.55470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span text:style-name="T1">DK390-26164</text:span></text:p>
          </table:table-cell>
          <table:table-cell table:style-name="ce6" office:value-type="string" calcext:value-type="string">
            <text:p>Mier</text:p>
          </table:table-cell>
          <table:table-cell table:style-name="ce6" office:value-type="string" calcext:value-type="string">
            <text:p><text:span text:style-name="T2">Kolie van Wyk</text:span></text:p>
          </table:table-cell>
          <table:table-cell office:value-type="string" calcext:value-type="string">
            <text:p>2014-03-10T08:52:13Z</text:p>
          </table:table-cell>
          <table:table-cell office:value-type="float" office:value="20.225565" calcext:value-type="float">
            <text:p>20.225565</text:p>
          </table:table-cell>
          <table:table-cell office:value-type="float" office:value="-26.272364" calcext:value-type="float">
            <text:p>-26.272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DK390-26166</text:p>
          </table:table-cell>
          <table:table-cell table:style-name="ce6" office:value-type="string" calcext:value-type="string">
            <text:p>Mier</text:p>
          </table:table-cell>
          <table:table-cell table:style-name="ce5" office:value-type="string" calcext:value-type="string">
            <text:p>Japie Bock</text:p>
          </table:table-cell>
          <table:table-cell office:value-type="string" calcext:value-type="string">
            <text:p>2014-03-11T06:30:03Z</text:p>
          </table:table-cell>
          <table:table-cell office:value-type="float" office:value="20.183135" calcext:value-type="float">
            <text:p>20.183135</text:p>
          </table:table-cell>
          <table:table-cell office:value-type="float" office:value="-26.663274" calcext:value-type="float">
            <text:p>-26.6632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DK390-26163</text:p>
          </table:table-cell>
          <table:table-cell table:style-name="ce6" office:value-type="string" calcext:value-type="string">
            <text:p>Mier</text:p>
          </table:table-cell>
          <table:table-cell table:style-name="ce5" office:value-type="string" calcext:value-type="string">
            <text:p>Rachel</text:p>
          </table:table-cell>
          <table:table-cell office:value-type="string" calcext:value-type="string">
            <text:p>2014-03-12T06:49:41Z</text:p>
          </table:table-cell>
          <table:table-cell office:value-type="float" office:value="20.052831" calcext:value-type="float">
            <text:p>20.052831</text:p>
          </table:table-cell>
          <table:table-cell office:value-type="float" office:value="-26.78827" calcext:value-type="float">
            <text:p>-26.788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DK390-26161</text:p>
          </table:table-cell>
          <table:table-cell table:style-name="ce6" office:value-type="string" calcext:value-type="string">
            <text:p>Mier</text:p>
          </table:table-cell>
          <table:table-cell table:style-name="ce5" office:value-type="string" calcext:value-type="string">
            <text:p>Gert Fourie</text:p>
          </table:table-cell>
          <table:table-cell office:value-type="string" calcext:value-type="string">
            <text:p>2014-03-13T09:52:00Z</text:p>
          </table:table-cell>
          <table:table-cell office:value-type="float" office:value="20.327152" calcext:value-type="float">
            <text:p>20.327152</text:p>
          </table:table-cell>
          <table:table-cell office:value-type="float" office:value="-26.872362" calcext:value-type="float">
            <text:p>-26.8723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imberle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4-03-15T05:32:08Z</text:p>
          </table:table-cell>
          <table:table-cell office:value-type="float" office:value="24.509352" calcext:value-type="float">
            <text:p>24.509352</text:p>
          </table:table-cell>
          <table:table-cell office:value-type="float" office:value="-28.587568" calcext:value-type="float">
            <text:p>-28.5875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ZN</text:p>
          </table:table-cell>
          <table:table-cell office:value-type="string" calcext:value-type="string">
            <text:p>Bergville</text:p>
          </table:table-cell>
          <table:table-cell office:value-type="string" calcext:value-type="string">
            <text:p>2014-03-20T08:58:38Z</text:p>
          </table:table-cell>
          <table:table-cell office:value-type="float" office:value="29.366861" calcext:value-type="float">
            <text:p>29.366861</text:p>
          </table:table-cell>
          <table:table-cell office:value-type="float" office:value="-28.813779" calcext:value-type="float">
            <text:p>-28.8137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Z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4-03-22T05:48:00Z</text:p>
          </table:table-cell>
          <table:table-cell office:value-type="float" office:value="31.204048" calcext:value-type="float">
            <text:p>31.204048</text:p>
          </table:table-cell>
          <table:table-cell office:value-type="float" office:value="-27.508691" calcext:value-type="float">
            <text:p>-27.5086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Z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4-03-22T08:54:11Z</text:p>
          </table:table-cell>
          <table:table-cell office:value-type="float" office:value="31.373391" calcext:value-type="float">
            <text:p>31.373391</text:p>
          </table:table-cell>
          <table:table-cell office:value-type="float" office:value="-27.523342" calcext:value-type="float">
            <text:p>-27.5233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ZN</text:p>
          </table:table-cell>
          <table:table-cell office:value-type="string" calcext:value-type="string">
            <text:p>Fugitives Drift Lodge</text:p>
          </table:table-cell>
          <table:table-cell office:value-type="string" calcext:value-type="string">
            <text:p>2014-03-24T16:35:47Z</text:p>
          </table:table-cell>
          <table:table-cell office:value-type="float" office:value="30.595081" calcext:value-type="float">
            <text:p>30.595081</text:p>
          </table:table-cell>
          <table:table-cell office:value-type="float" office:value="-28.39659" calcext:value-type="float">
            <text:p>-28.396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ZN</text:p>
          </table:table-cell>
          <table:table-cell office:value-type="string" calcext:value-type="string">
            <text:p>Isandlwana Lodge</text:p>
          </table:table-cell>
          <table:table-cell office:value-type="string" calcext:value-type="string">
            <text:p>2014-03-25T09:29:57Z</text:p>
          </table:table-cell>
          <table:table-cell office:value-type="float" office:value="30.666055" calcext:value-type="float">
            <text:p>30.666055</text:p>
          </table:table-cell>
          <table:table-cell office:value-type="float" office:value="-28.337367" calcext:value-type="float">
            <text:p>-28.3373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ZN</text:p>
          </table:table-cell>
          <table:table-cell office:value-type="string" calcext:value-type="string">
            <text:p>Rorkes Drift Lodge</text:p>
          </table:table-cell>
          <table:table-cell office:value-type="string" calcext:value-type="string">
            <text:p>2014-03-26T07:15:51Z</text:p>
          </table:table-cell>
          <table:table-cell office:value-type="float" office:value="30.543555" calcext:value-type="float">
            <text:p>30.543555</text:p>
          </table:table-cell>
          <table:table-cell office:value-type="float" office:value="-28.349899" calcext:value-type="float">
            <text:p>-28.3498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a </meta:initial-creator>
    <meta:creation-date>2015-06-17T16:23:20.821390101</meta:creation-date>
    <dc:date>2015-06-17T16:35:38.769718289</dc:date>
    <dc:creator>hanna </dc:creator>
    <meta:editing-duration>PT8M20S</meta:editing-duration>
    <meta:editing-cycles>9</meta:editing-cycles>
    <meta:generator>LibreOffice/4.2.8.2$Linux_X86_64 LibreOffice_project/420m0$Build-2</meta:generator>
    <meta:document-statistic meta:table-count="1" meta:cell-count="112" meta:object-count="0"/>
  </office:meta>
</office:document-meta>
</file>